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12CC7CF9D30.png" manifest:media-type="image/png"/>
  <manifest:file-entry manifest:full-path="Pictures/10000001000001D900000347F6C26F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049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Revisão bibliográfica</text:p>
              </text:list-item>
              <text:list-item>
                <text:p text:style-name="P8">Materiais e métodos</text:p>
              </text:list-item>
              <text:list-item>
                <text:p text:style-name="P8">Resultados e discussão</text:p>
              </text:list-item>
              <text:list-item>
                <text:p text:style-name="P8">Conclusão</text:p>
              </text:list-item>
              <text:list-item>
                <text:p text:style-name="P8">Referênci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Objetivo</text:p>
          </draw:text-box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Fluxograma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Diagrama de Classes (UML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_5f_-title" style:display-name="Default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Default_5f__5f_-backgroundobjects">
      <style:graphic-properties draw:stroke="none" draw:fill-color="#99cc99" draw:textarea-horizontal-align="justify" draw:textarea-vertical-align="middle" draw:auto-grow-height="false" fo:min-height="3.228cm" fo:min-width="2.794cm" loext:decorative="false"/>
    </style:style>
    <style:style style:name="Mpr11" style:family="presentation" style:parent-style-name="Default_5f__5f_-backgroundobjects">
      <style:graphic-properties draw:stroke="none" draw:fill-color="#99cc99" draw:textarea-horizontal-align="justify" draw:textarea-vertical-align="middle" draw:auto-grow-height="false" fo:min-height="3.228cm" fo:min-width="3.664cm" loext:decorative="false"/>
    </style:style>
    <style:style style:name="Mpr12" style:family="presentation" style:parent-style-name="Default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efault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_5f_-title" draw:layer="backgroundobjects" svg:width="19.306cm" svg:height="3.227cm" svg:x="3.81cm" svg:y="0.837cm" presentation:class="title" presentation:placeholder="true">
        <draw:text-box/>
      </draw:frame>
      <draw:frame presentation:style-name="Default_5f__5f_-outline1" draw:layer="backgroundobjects" svg:width="25.199cm" svg:height="11.04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1.301cm" svg:y1="4.201cm" svg:x2="26.5cm" svg:y2="4.201cm">
        <text:p/>
      </draw:line>
      <draw:line draw:style-name="Mgr3" draw:text-style-name="MP7" draw:layer="backgroundobjects" svg:x1="1.301cm" svg:y1="4.301cm" svg:x2="26.5cm" svg:y2="4.301cm">
        <text:p/>
      </draw:line>
      <draw:custom-shape presentation:style-name="Mpr10" draw:text-style-name="MP8" draw:layer="backgroundobjects" svg:width="2.794cm" svg:height="3.228cm" svg:x="1.27cm" svg:y="0.839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93cm" svg:height="3.23cm" svg:x="1.37cm" svg:y="0.84cm">
        <draw:image xlink:href="Pictures/10000001000001D900000347F6C26F69.png" xlink:type="simple" xlink:show="embed" xlink:actuate="onLoad" draw:mime-type="image/png">
          <text:p/>
        </draw:image>
      </draw:frame>
      <draw:custom-shape presentation:style-name="Mpr11" draw:text-style-name="MP8" draw:layer="backgroundobjects" svg:width="3.664cm" svg:height="3.228cm" svg:x="22.86cm" svg:y="0.84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.794cm" svg:height="3.354cm" svg:x="23.868cm" svg:y="0.84cm">
        <draw:image xlink:href="Pictures/10000001000000FA0000012CC7CF9D30.png" xlink:type="simple" xlink:show="embed" xlink:actuate="onLoad" draw:mime-type="image/png">
          <text:p/>
        </draw:image>
      </draw:frame>
      <presentation:notes style:page-layout-name="PM0">
        <draw:page-thumbnail presentation:style-name="Default_5f__5f_-title" draw:layer="backgroundobjects" svg:width="14.848cm" svg:height="11.136cm" svg:x="3.075cm" svg:y="2.257cm" presentation:class="page"/>
        <draw:frame presentation:style-name="Defau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3M32S</meta:editing-duration>
    <meta:editing-cycles>739</meta:editing-cycles>
    <meta:generator>LibreOffice/24.2.6.2$Linux_X86_64 LibreOffice_project/420$Build-2</meta:generator>
    <dc:date>2024-12-05T10:47:33.858103721</dc:date>
    <meta:document-statistic meta:object-count="76"/>
  </office:meta>
</office:document-meta>
</file>